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b9ae" officeooo:paragraph-rsid="0005b9ae"/>
    </style:style>
    <style:style style:name="P2" style:family="paragraph" style:parent-style-name="Standard">
      <style:text-properties officeooo:rsid="00076b38" officeooo:paragraph-rsid="00076b38"/>
    </style:style>
    <style:style style:name="P3" style:family="paragraph" style:parent-style-name="Standard">
      <style:text-properties officeooo:rsid="0005b9ae" officeooo:paragraph-rsid="00076b38"/>
    </style:style>
    <style:style style:name="P4" style:family="paragraph" style:parent-style-name="Standard">
      <style:text-properties officeooo:rsid="00084af6" officeooo:paragraph-rsid="00084af6"/>
    </style:style>
    <style:style style:name="P5" style:family="paragraph" style:parent-style-name="Standard">
      <style:text-properties officeooo:rsid="0009a8eb" officeooo:paragraph-rsid="0009a8eb"/>
    </style:style>
    <style:style style:name="P6" style:family="paragraph" style:parent-style-name="Standard">
      <style:text-properties officeooo:rsid="000a2a28" officeooo:paragraph-rsid="000a2a28"/>
    </style:style>
    <style:style style:name="T1" style:family="text">
      <style:text-properties officeooo:rsid="0009a8eb"/>
    </style:style>
    <style:style style:name="T2" style:family="text">
      <style:text-properties officeooo:rsid="000bc9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video Business accumen:</text:p>
      <text:p text:style-name="P1">outdoor advertising</text:p>
      <text:p text:style-name="P1">Travelling Displays</text:p>
      <text:p text:style-name="P1">sky writing</text:p>
      <text:p text:style-name="P1">hot air balloons</text:p>
      <text:p text:style-name="P1">street furniture</text:p>
      <text:p text:style-name="P1">board men</text:p>
      <text:p text:style-name="P1">transit advertising and wraps</text:p>
      <text:p text:style-name="P1"/>
      <text:p text:style-name="P1"/>
      <text:p text:style-name="P1">Steps of outdoor advertising</text:p>
      <text:p text:style-name="P1">Impact of technology on industry</text:p>
      <text:p text:style-name="P1">why it is important</text:p>
      <text:p text:style-name="P1">history</text:p>
      <text:p text:style-name="P2">key players-outfornt media,adams</text:p>
      <text:p text:style-name="P3">attract ATTENTION LARGE NUMBER OF PEOPLE</text:p>
      <text:p text:style-name="P2">Industry working</text:p>
      <text:p text:style-name="P2">Approach-familiers,focus,paritcipate,time,release</text:p>
      <text:p text:style-name="P3">EVERYTHING IS PROBLEM/SOLUTION</text:p>
      <text:p text:style-name="P2">geotagging</text:p>
      <text:p text:style-name="P2">AR</text:p>
      <text:p text:style-name="P2">Facial recognition</text:p>
      <text:p text:style-name="P2"/>
      <text:p text:style-name="P2">regulations/laws and industry practices ex-No Alcohol</text:p>
      <text:p text:style-name="P2">glossary </text:p>
      <text:p text:style-name="P2"/>
      <text:p text:style-name="P4">JCDecaux-public bicycle rental systems</text:p>
      <text:p text:style-name="P4">NO 1 in outdoor advertising</text:p>
      <text:p text:style-name="P4">billboars,transport,street furniture</text:p>
      <text:p text:style-name="P4">history 1964</text:p>
      <text:p text:style-name="P4">Segments:Street furniture-point of sale(pos)</text:p>
      <text:p text:style-name="P4"><text:tab/> <text:s text:c="4"/><text:span text:style-name="T1">Billboards-strategically located, can bebooked more than 6mon to year</text:span></text:p>
      <text:p text:style-name="P4"><text:s text:c="17"/><text:span text:style-name="T1">Transport – airport </text:span></text:p>
      <text:p text:style-name="P5">Values:</text:p>
      <text:p text:style-name="P5">Design + Maintenance = Quality</text:p>
      <text:p text:style-name="P5">openness</text:p>
      <text:p text:style-name="P5">fairness</text:p>
      <text:p text:style-name="P5">keeping our word</text:p>
      <text:p text:style-name="P5">partners</text:p>
      <text:p text:style-name="P5"/>
      <text:p text:style-name="P6">conscious of environment protection</text:p>
      <text:p text:style-name="P6">revenue by business</text:p>
      <text:p text:style-name="P6"/>
      <text:p text:style-name="P6">jc<text:span text:style-name="T2">d</text:span> and rishabh</text:p>
      <text:p text:style-name="P6">uk,north america,china</text:p>
      <text:p text:style-name="P6"/>
      <text:p text:style-name="P6"/>
      <text:p text:style-name="P6"/>
      <text:p text:style-name="P6"/>
      <text:p text:style-name="P6"><text:soft-page-break/>VIOOH focusing on digital solutions</text:p>
      <text:p text:style-name="P6"/>
      <text:p text:style-name="P6"/>
      <text:p text:style-name="P6">jcd-rishabh role for uk: invoicing &amp; contract management,design to individual panel for booking,collecting and updating status,to submit and track faults of any panel,front end for smartphones for maintenance,proof of posting.</text:p>
      <text:p text:style-name="P6">Development,support,qa</text:p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0:30:21.766000000</meta:creation-date>
    <dc:date>2025-01-15T12:04:10.534000000</dc:date>
    <meta:editing-duration>PT22M31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2" meta:paragraph-count="43" meta:word-count="149" meta:character-count="1214" meta:non-whitespace-character-count="1080"/>
  </office:meta>
</office:document-meta>
</file>